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+ 1c" svg:font-family="'M+ 1c'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+ 1c" style:font-name-asian="M+ 1c"/>
    </style:style>
    <style:style style:name="ce3" style:family="table-cell" style:parent-style-name="Default">
      <style:text-properties style:font-name="M+ 1c" style:font-name-asian="M+ 1c"/>
    </style:style>
    <style:style style:name="ce7" style:family="table-cell" style:parent-style-name="Default" style:data-style-name="N114">
      <style:text-properties style:font-name="M+ 1c" style:font-name-asian="M+ 1c"/>
    </style:style>
    <style:style style:name="ce6" style:family="table-cell" style:parent-style-name="Default" style:data-style-name="N4">
      <style:text-properties style:font-name="M+ 1c" style:font-name-asian="M+ 1c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七飯町峠下台場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number-columns-repeated="1016" table:default-cell-style-name="Default"/>
        <table:table-row table:style-name="ro1">
          <table:table-cell table:style-name="ce2" office:value-type="string" calcext:value-type="string">
            <text:p>地点</text:p>
          </table:table-cell>
          <table:table-cell table:style-name="ce2" office:value-type="string" calcext:value-type="string">
            <text:p>相対値x</text:p>
          </table:table-cell>
          <table:table-cell table:style-name="ce2" office:value-type="string" calcext:value-type="string">
            <text:p>相対値y</text:p>
          </table:table-cell>
          <table:table-cell table:style-name="ce2" office:value-type="string" calcext:value-type="string">
            <text:p>Z読値</text:p>
          </table:table-cell>
          <table:table-cell office:value-type="string" calcext:value-type="string">
            <text:p>back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1"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1.53" calcext:value-type="float">
            <text:p>1.530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471531.364" calcext:value-type="float">
            <text:p>471,531.36</text:p>
          </table:table-cell>
          <table:table-cell table:style-name="ce6" office:value-type="float" office:value="4644453.268" calcext:value-type="float">
            <text:p>4,644,453.27</text:p>
          </table:table-cell>
          <table:table-cell table:style-name="ce7" office:value-type="float" office:value="343.62" calcext:value-type="float">
            <text:p>343.62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1.4" calcext:value-type="float">
            <text:p>1.400</text:p>
          </table:table-cell>
          <table:table-cell table:style-name="ce7" office:value-type="float" office:value="6.56" calcext:value-type="float">
            <text:p>6.560</text:p>
          </table:table-cell>
          <table:table-cell table:style-name="ce7" office:value-type="float" office:value="0.406" calcext:value-type="float">
            <text:p>0.406</text:p>
          </table:table-cell>
          <table:table-cell office:value-type="float" office:value="8" calcext:value-type="float">
            <text:p>8</text:p>
          </table:table-cell>
          <table:table-cell table:style-name="ce6" table:formula="of:=[.F$2]+[.B3]" office:value-type="float" office:value="471532.764" calcext:value-type="float">
            <text:p>471,532.76</text:p>
          </table:table-cell>
          <table:table-cell table:style-name="ce6" table:formula="of:=[.G$2]+[.C3]" office:value-type="float" office:value="4644459.828" calcext:value-type="float">
            <text:p>4,644,459.83</text:p>
          </table:table-cell>
          <table:table-cell table:style-name="ce7" table:formula="of:=[.H$2]+([.$D$2]-[.D3])" office:value-type="float" office:value="344.744" calcext:value-type="float">
            <text:p>344.74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5.68" calcext:value-type="float">
            <text:p>5.680</text:p>
          </table:table-cell>
          <table:table-cell table:style-name="ce7" office:value-type="float" office:value="7.02" calcext:value-type="float">
            <text:p>7.020</text:p>
          </table:table-cell>
          <table:table-cell table:style-name="ce7" office:value-type="float" office:value="1.402" calcext:value-type="float">
            <text:p>1.402</text:p>
          </table:table-cell>
          <table:table-cell office:value-type="float" office:value="8" calcext:value-type="float">
            <text:p>8</text:p>
          </table:table-cell>
          <table:table-cell table:style-name="ce6" table:formula="of:=[.F$2]+[.B4]" office:value-type="float" office:value="471537.044" calcext:value-type="float">
            <text:p>471,537.04</text:p>
          </table:table-cell>
          <table:table-cell table:style-name="ce6" table:formula="of:=[.G$2]+[.C4]" office:value-type="float" office:value="4644460.288" calcext:value-type="float">
            <text:p>4,644,460.29</text:p>
          </table:table-cell>
          <table:table-cell table:style-name="ce7" table:formula="of:=[.H$2]+([.$D$2]-[.D4])" office:value-type="float" office:value="343.748" calcext:value-type="float">
            <text:p>343.74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6.1" calcext:value-type="float">
            <text:p>6.100</text:p>
          </table:table-cell>
          <table:table-cell table:style-name="ce7" office:value-type="float" office:value="2.79" calcext:value-type="float">
            <text:p>2.790</text:p>
          </table:table-cell>
          <table:table-cell table:style-name="ce7" office:value-type="float" office:value="1.56" calcext:value-type="float">
            <text:p>1.560</text:p>
          </table:table-cell>
          <table:table-cell office:value-type="float" office:value="8" calcext:value-type="float">
            <text:p>8</text:p>
          </table:table-cell>
          <table:table-cell table:style-name="ce6" table:formula="of:=[.F$2]+[.B5]" office:value-type="float" office:value="471537.464" calcext:value-type="float">
            <text:p>471,537.46</text:p>
          </table:table-cell>
          <table:table-cell table:style-name="ce6" table:formula="of:=[.G$2]+[.C5]" office:value-type="float" office:value="4644456.058" calcext:value-type="float">
            <text:p>4,644,456.06</text:p>
          </table:table-cell>
          <table:table-cell table:style-name="ce7" table:formula="of:=[.H$2]+([.$D$2]-[.D5])" office:value-type="float" office:value="343.59" calcext:value-type="float">
            <text:p>343.59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8.44" calcext:value-type="float">
            <text:p>8.440</text:p>
          </table:table-cell>
          <table:table-cell table:style-name="ce7" office:value-type="float" office:value="0.84" calcext:value-type="float">
            <text:p>0.840</text:p>
          </table:table-cell>
          <table:table-cell table:style-name="ce7" office:value-type="float" office:value="1.235" calcext:value-type="float">
            <text:p>1.235</text:p>
          </table:table-cell>
          <table:table-cell office:value-type="float" office:value="8" calcext:value-type="float">
            <text:p>8</text:p>
          </table:table-cell>
          <table:table-cell table:style-name="ce6" table:formula="of:=[.F$2]+[.B6]" office:value-type="float" office:value="471539.804" calcext:value-type="float">
            <text:p>471,539.80</text:p>
          </table:table-cell>
          <table:table-cell table:style-name="ce6" table:formula="of:=[.G$2]+[.C6]" office:value-type="float" office:value="4644454.108" calcext:value-type="float">
            <text:p>4,644,454.11</text:p>
          </table:table-cell>
          <table:table-cell table:style-name="ce7" table:formula="of:=[.H$2]+([.$D$2]-[.D6])" office:value-type="float" office:value="343.915" calcext:value-type="float">
            <text:p>343.91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2.52" calcext:value-type="float">
            <text:p>2.520</text:p>
          </table:table-cell>
          <table:table-cell table:style-name="ce7" office:value-type="float" office:value="3.11" calcext:value-type="float">
            <text:p>3.110</text:p>
          </table:table-cell>
          <table:table-cell table:style-name="ce7" office:value-type="float" office:value="1.5" calcext:value-type="float">
            <text:p>1.500</text:p>
          </table:table-cell>
          <table:table-cell office:value-type="float" office:value="8" calcext:value-type="float">
            <text:p>8</text:p>
          </table:table-cell>
          <table:table-cell table:style-name="ce6" table:formula="of:=[.F$2]+[.B7]" office:value-type="float" office:value="471533.884" calcext:value-type="float">
            <text:p>471,533.88</text:p>
          </table:table-cell>
          <table:table-cell table:style-name="ce6" table:formula="of:=[.G$2]+[.C7]" office:value-type="float" office:value="4644456.378" calcext:value-type="float">
            <text:p>4,644,456.38</text:p>
          </table:table-cell>
          <table:table-cell table:style-name="ce7" table:formula="of:=[.H$2]+([.$D$2]-[.D7])" office:value-type="float" office:value="343.65" calcext:value-type="float">
            <text:p>343.65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-4.65" calcext:value-type="float">
            <text:p>-4.650</text:p>
          </table:table-cell>
          <table:table-cell table:style-name="ce7" office:value-type="float" office:value="3.73" calcext:value-type="float">
            <text:p>3.730</text:p>
          </table:table-cell>
          <table:table-cell table:style-name="ce7" office:value-type="float" office:value="0.96" calcext:value-type="float">
            <text:p>0.960</text:p>
          </table:table-cell>
          <table:table-cell office:value-type="float" office:value="8" calcext:value-type="float">
            <text:p>8</text:p>
          </table:table-cell>
          <table:table-cell table:style-name="ce6" table:formula="of:=[.F$2]+[.B8]" office:value-type="float" office:value="471526.714" calcext:value-type="float">
            <text:p>471,526.71</text:p>
          </table:table-cell>
          <table:table-cell table:style-name="ce6" table:formula="of:=[.G$2]+[.C8]" office:value-type="float" office:value="4644456.998" calcext:value-type="float">
            <text:p>4,644,457.00</text:p>
          </table:table-cell>
          <table:table-cell table:style-name="ce7" table:formula="of:=[.H$2]+([.$D$2]-[.D8])" office:value-type="float" office:value="344.19" calcext:value-type="float">
            <text:p>344.19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-3.34" calcext:value-type="float">
            <text:p>-3.340</text:p>
          </table:table-cell>
          <table:table-cell table:style-name="ce7" office:value-type="float" office:value="1.88" calcext:value-type="float">
            <text:p>1.880</text:p>
          </table:table-cell>
          <table:table-cell table:style-name="ce7" office:value-type="float" office:value="0.955" calcext:value-type="float">
            <text:p>0.955</text:p>
          </table:table-cell>
          <table:table-cell office:value-type="float" office:value="8" calcext:value-type="float">
            <text:p>8</text:p>
          </table:table-cell>
          <table:table-cell table:style-name="ce6" table:formula="of:=[.F$2]+[.B9]" office:value-type="float" office:value="471528.024" calcext:value-type="float">
            <text:p>471,528.02</text:p>
          </table:table-cell>
          <table:table-cell table:style-name="ce6" table:formula="of:=[.G$2]+[.C9]" office:value-type="float" office:value="4644455.148" calcext:value-type="float">
            <text:p>4,644,455.15</text:p>
          </table:table-cell>
          <table:table-cell table:style-name="ce7" table:formula="of:=[.H$2]+([.$D$2]-[.D9])" office:value-type="float" office:value="344.195" calcext:value-type="float">
            <text:p>344.19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2.36" calcext:value-type="float">
            <text:p>2.360</text:p>
          </table:table-cell>
          <table:table-cell table:style-name="ce7" office:value-type="float" office:value="-1.87" calcext:value-type="float">
            <text:p>-1.870</text:p>
          </table:table-cell>
          <table:table-cell table:style-name="ce7" office:value-type="float" office:value="1.705" calcext:value-type="float">
            <text:p>1.705</text:p>
          </table:table-cell>
          <table:table-cell office:value-type="float" office:value="8" calcext:value-type="float">
            <text:p>8</text:p>
          </table:table-cell>
          <table:table-cell table:style-name="ce6" table:formula="of:=[.F$2]+[.B10]" office:value-type="float" office:value="471533.724" calcext:value-type="float">
            <text:p>471,533.72</text:p>
          </table:table-cell>
          <table:table-cell table:style-name="ce6" table:formula="of:=[.G$2]+[.C10]" office:value-type="float" office:value="4644451.398" calcext:value-type="float">
            <text:p>4,644,451.40</text:p>
          </table:table-cell>
          <table:table-cell table:style-name="ce7" table:formula="of:=[.H$2]+([.$D$2]-[.D10])" office:value-type="float" office:value="343.445" calcext:value-type="float">
            <text:p>343.44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4.69" calcext:value-type="float">
            <text:p>4.690</text:p>
          </table:table-cell>
          <table:table-cell table:style-name="ce7" office:value-type="float" office:value="-3.75" calcext:value-type="float">
            <text:p>-3.750</text:p>
          </table:table-cell>
          <table:table-cell table:style-name="ce7" office:value-type="float" office:value="1.275" calcext:value-type="float">
            <text:p>1.275</text:p>
          </table:table-cell>
          <table:table-cell office:value-type="float" office:value="8" calcext:value-type="float">
            <text:p>8</text:p>
          </table:table-cell>
          <table:table-cell table:style-name="ce6" table:formula="of:=[.F$2]+[.B11]" office:value-type="float" office:value="471536.054" calcext:value-type="float">
            <text:p>471,536.05</text:p>
          </table:table-cell>
          <table:table-cell table:style-name="ce6" table:formula="of:=[.G$2]+[.C11]" office:value-type="float" office:value="4644449.518" calcext:value-type="float">
            <text:p>4,644,449.52</text:p>
          </table:table-cell>
          <table:table-cell table:style-name="ce7" table:formula="of:=[.H$2]+([.$D$2]-[.D11])" office:value-type="float" office:value="343.875" calcext:value-type="float">
            <text:p>343.87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-3.08" calcext:value-type="float">
            <text:p>-3.080</text:p>
          </table:table-cell>
          <table:table-cell table:style-name="ce7" office:value-type="float" office:value="-3.88" calcext:value-type="float">
            <text:p>-3.880</text:p>
          </table:table-cell>
          <table:table-cell table:style-name="ce7" office:value-type="float" office:value="1.755" calcext:value-type="float">
            <text:p>1.755</text:p>
          </table:table-cell>
          <table:table-cell office:value-type="float" office:value="8" calcext:value-type="float">
            <text:p>8</text:p>
          </table:table-cell>
          <table:table-cell table:style-name="ce6" table:formula="of:=[.F$2]+[.B12]" office:value-type="float" office:value="471528.284" calcext:value-type="float">
            <text:p>471,528.28</text:p>
          </table:table-cell>
          <table:table-cell table:style-name="ce6" table:formula="of:=[.G$2]+[.C12]" office:value-type="float" office:value="4644449.388" calcext:value-type="float">
            <text:p>4,644,449.39</text:p>
          </table:table-cell>
          <table:table-cell table:style-name="ce7" table:formula="of:=[.H$2]+([.$D$2]-[.D12])" office:value-type="float" office:value="343.395" calcext:value-type="float">
            <text:p>343.395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-8.86" calcext:value-type="float">
            <text:p>-8.860</text:p>
          </table:table-cell>
          <table:table-cell table:style-name="ce7" office:value-type="float" office:value="-3" calcext:value-type="float">
            <text:p>-3.000</text:p>
          </table:table-cell>
          <table:table-cell table:style-name="ce7" office:value-type="float" office:value="1.54" calcext:value-type="float">
            <text:p>1.540</text:p>
          </table:table-cell>
          <table:table-cell office:value-type="float" office:value="8" calcext:value-type="float">
            <text:p>8</text:p>
          </table:table-cell>
          <table:table-cell table:style-name="ce6" table:formula="of:=[.F$2]+[.B13]" office:value-type="float" office:value="471522.504" calcext:value-type="float">
            <text:p>471,522.50</text:p>
          </table:table-cell>
          <table:table-cell table:style-name="ce6" table:formula="of:=[.G$2]+[.C13]" office:value-type="float" office:value="4644450.268" calcext:value-type="float">
            <text:p>4,644,450.27</text:p>
          </table:table-cell>
          <table:table-cell table:style-name="ce7" table:formula="of:=[.H$2]+([.$D$2]-[.D13])" office:value-type="float" office:value="343.61" calcext:value-type="float">
            <text:p>343.610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-7.33" calcext:value-type="float">
            <text:p>-7.330</text:p>
          </table:table-cell>
          <table:table-cell table:style-name="ce7" office:value-type="float" office:value="-4.34" calcext:value-type="float">
            <text:p>-4.340</text:p>
          </table:table-cell>
          <table:table-cell table:style-name="ce7" office:value-type="float" office:value="1.735" calcext:value-type="float">
            <text:p>1.735</text:p>
          </table:table-cell>
          <table:table-cell office:value-type="float" office:value="8" calcext:value-type="float">
            <text:p>8</text:p>
          </table:table-cell>
          <table:table-cell table:style-name="ce6" table:formula="of:=[.F$2]+[.B14]" office:value-type="float" office:value="471524.034" calcext:value-type="float">
            <text:p>471,524.03</text:p>
          </table:table-cell>
          <table:table-cell table:style-name="ce6" table:formula="of:=[.G$2]+[.C14]" office:value-type="float" office:value="4644448.928" calcext:value-type="float">
            <text:p>4,644,448.93</text:p>
          </table:table-cell>
          <table:table-cell table:style-name="ce7" table:formula="of:=[.H$2]+([.$D$2]-[.D14])" office:value-type="float" office:value="343.415" calcext:value-type="float">
            <text:p>343.415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-2.63" calcext:value-type="float">
            <text:p>-2.630</text:p>
          </table:table-cell>
          <table:table-cell table:style-name="ce7" office:value-type="float" office:value="-8.06" calcext:value-type="float">
            <text:p>-8.060</text:p>
          </table:table-cell>
          <table:table-cell table:style-name="ce7" office:value-type="float" office:value="0.975" calcext:value-type="float">
            <text:p>0.975</text:p>
          </table:table-cell>
          <table:table-cell office:value-type="float" office:value="8" calcext:value-type="float">
            <text:p>8</text:p>
          </table:table-cell>
          <table:table-cell table:style-name="ce6" table:formula="of:=[.F$2]+[.B15]" office:value-type="float" office:value="471528.734" calcext:value-type="float">
            <text:p>471,528.73</text:p>
          </table:table-cell>
          <table:table-cell table:style-name="ce6" table:formula="of:=[.G$2]+[.C15]" office:value-type="float" office:value="4644445.208" calcext:value-type="float">
            <text:p>4,644,445.21</text:p>
          </table:table-cell>
          <table:table-cell table:style-name="ce7" table:formula="of:=[.H$2]+([.$D$2]-[.D15])" office:value-type="float" office:value="344.175" calcext:value-type="float">
            <text:p>344.175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-6.9" calcext:value-type="float">
            <text:p>-6.900</text:p>
          </table:table-cell>
          <table:table-cell table:style-name="ce7" office:value-type="float" office:value="-8.52" calcext:value-type="float">
            <text:p>-8.520</text:p>
          </table:table-cell>
          <table:table-cell table:style-name="ce7" office:value-type="float" office:value="1.305" calcext:value-type="float">
            <text:p>1.305</text:p>
          </table:table-cell>
          <table:table-cell office:value-type="float" office:value="8" calcext:value-type="float">
            <text:p>8</text:p>
          </table:table-cell>
          <table:table-cell table:style-name="ce6" table:formula="of:=[.F$2]+[.B16]" office:value-type="float" office:value="471524.464" calcext:value-type="float">
            <text:p>471,524.46</text:p>
          </table:table-cell>
          <table:table-cell table:style-name="ce6" table:formula="of:=[.G$2]+[.C16]" office:value-type="float" office:value="4644444.748" calcext:value-type="float">
            <text:p>4,644,444.75</text:p>
          </table:table-cell>
          <table:table-cell table:style-name="ce7" table:formula="of:=[.H$2]+([.$D$2]-[.D16])" office:value-type="float" office:value="343.845" calcext:value-type="float">
            <text:p>343.845</text:p>
          </table:table-cell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number-columns-repeated="2" table:default-cell-style-name="Default"/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float" office:value="437423" calcext:value-type="float">
            <text:p>437423</text:p>
          </table:table-cell>
          <table:table-cell office:value-type="float" office:value="4599445" calcext:value-type="float">
            <text:p>4599445</text:p>
          </table:table-cell>
        </table:table-row>
        <table:table-row table:style-name="ro2">
          <table:table-cell office:value-type="float" office:value="437415.82" calcext:value-type="float">
            <text:p>437415.82</text:p>
          </table:table-cell>
          <table:table-cell office:value-type="float" office:value="4599439.07" calcext:value-type="float">
            <text:p>4599439.07</text:p>
          </table:table-cell>
        </table:table-row>
        <table:table-row table:style-name="ro2">
          <table:table-cell office:value-type="float" office:value="437419.98" calcext:value-type="float">
            <text:p>437419.98</text:p>
          </table:table-cell>
          <table:table-cell office:value-type="float" office:value="4599446.79" calcext:value-type="float">
            <text:p>4599446.79</text:p>
          </table:table-cell>
        </table:table-row>
        <table:table-row table:style-name="ro2">
          <table:table-cell office:value-type="float" office:value="437424.08" calcext:value-type="float">
            <text:p>437424.08</text:p>
          </table:table-cell>
          <table:table-cell office:value-type="float" office:value="4599440.36" calcext:value-type="float">
            <text:p>4599440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+ 1c" svg:font-family="'M+ 1c'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3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20:19:44.091747613</meta:creation-date>
    <dc:date>2023-07-19T06:29:05.997942523</dc:date>
    <meta:editing-duration>PT1H29M53S</meta:editing-duration>
    <meta:editing-cycles>20</meta:editing-cycles>
    <meta:generator>LibreOffice/7.3.7.2$Linux_X86_64 LibreOffice_project/30$Build-2</meta:generator>
    <meta:print-date>2023-07-19T06:25:08.142042546</meta:print-date>
    <meta:document-statistic meta:table-count="2" meta:cell-count="138" meta:object-count="0"/>
  </office:meta>
</office:document-meta>
</file>